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style:font-name="Times New Roman" officeooo:rsid="00157414" officeooo:paragraph-rsid="00157414"/>
    </style:style>
    <style:style style:name="P2" style:family="paragraph" style:parent-style-name="Standard">
      <style:text-properties style:font-name="Times New Roman" officeooo:rsid="0016dd22" officeooo:paragraph-rsid="0016dd22"/>
    </style:style>
    <style:style style:name="P3" style:family="paragraph" style:parent-style-name="Standard">
      <style:text-properties style:font-name="Times New Roman" officeooo:rsid="0017529c" officeooo:paragraph-rsid="0017529c"/>
    </style:style>
    <style:style style:name="P4" style:family="paragraph" style:parent-style-name="Standard">
      <style:text-properties style:font-name="Times New Roman" officeooo:rsid="0018a7b0" officeooo:paragraph-rsid="001ab877"/>
    </style:style>
    <style:style style:name="P5" style:family="paragraph" style:parent-style-name="Standard">
      <style:text-properties style:font-name="Times New Roman" officeooo:rsid="0018a7b0" officeooo:paragraph-rsid="001c62f6"/>
    </style:style>
    <style:style style:name="P6" style:family="paragraph" style:parent-style-name="Standard">
      <style:text-properties style:font-name="Times New Roman" officeooo:rsid="0018a7b0" officeooo:paragraph-rsid="0021aaee"/>
    </style:style>
    <style:style style:name="P7" style:family="paragraph" style:parent-style-name="Standard">
      <style:text-properties style:font-name="Times New Roman" officeooo:rsid="0018a7b0" officeooo:paragraph-rsid="002259d4"/>
    </style:style>
    <style:style style:name="P8" style:family="paragraph" style:parent-style-name="Standard">
      <style:text-properties style:font-name="Times New Roman" officeooo:rsid="0018a7b0" officeooo:paragraph-rsid="0023c80f"/>
    </style:style>
    <style:style style:name="P9" style:family="paragraph" style:parent-style-name="Standard">
      <style:text-properties style:font-name="Times New Roman" officeooo:rsid="0018a7b0" officeooo:paragraph-rsid="002635d2"/>
    </style:style>
    <style:style style:name="P10" style:family="paragraph" style:parent-style-name="Standard">
      <style:text-properties style:font-name="Times New Roman" officeooo:rsid="001e5e17" officeooo:paragraph-rsid="001e6119"/>
    </style:style>
    <style:style style:name="P11" style:family="paragraph" style:parent-style-name="Standard">
      <style:text-properties style:font-name="Times New Roman" officeooo:rsid="001e5e17" officeooo:paragraph-rsid="002635d2"/>
    </style:style>
    <style:style style:name="P12" style:family="paragraph" style:parent-style-name="Standard">
      <style:text-properties style:font-name="Times New Roman" officeooo:rsid="001e6119" officeooo:paragraph-rsid="001e6119"/>
    </style:style>
    <style:style style:name="P13" style:family="paragraph" style:parent-style-name="Standard">
      <style:text-properties style:font-name="Times New Roman" officeooo:rsid="0021c6e5" officeooo:paragraph-rsid="0021c6e5"/>
    </style:style>
    <style:style style:name="P14" style:family="paragraph" style:parent-style-name="Standard">
      <style:text-properties style:font-name="Times New Roman" officeooo:rsid="00278d64" officeooo:paragraph-rsid="00278d64"/>
    </style:style>
    <style:style style:name="P15" style:family="paragraph" style:parent-style-name="Standard">
      <style:text-properties style:font-name="Times New Roman" officeooo:rsid="00278d64" officeooo:paragraph-rsid="0028c0b8"/>
    </style:style>
    <style:style style:name="P16" style:family="paragraph" style:parent-style-name="Standard">
      <style:text-properties style:font-name="Times New Roman" officeooo:rsid="00278d64" officeooo:paragraph-rsid="002d6d9e"/>
    </style:style>
    <style:style style:name="P17" style:family="paragraph" style:parent-style-name="Standard">
      <style:text-properties style:font-name="Times New Roman" officeooo:rsid="0028b65a" officeooo:paragraph-rsid="002a5771"/>
    </style:style>
    <style:style style:name="P18" style:family="paragraph" style:parent-style-name="Standard">
      <style:text-properties style:font-name="Times New Roman" officeooo:rsid="0028b65a" officeooo:paragraph-rsid="002a69ea"/>
    </style:style>
    <style:style style:name="P19" style:family="paragraph" style:parent-style-name="Standard">
      <style:text-properties style:font-name="Times New Roman" officeooo:rsid="0028b65a" officeooo:paragraph-rsid="002b3736"/>
    </style:style>
    <style:style style:name="P20" style:family="paragraph" style:parent-style-name="Standard">
      <style:text-properties style:font-name="Times New Roman" officeooo:rsid="0028b65a" officeooo:paragraph-rsid="002d1ca2"/>
    </style:style>
    <style:style style:name="P21" style:family="paragraph" style:parent-style-name="Standard">
      <style:text-properties style:font-name="Times New Roman" officeooo:rsid="002b3736" officeooo:paragraph-rsid="002b3736"/>
    </style:style>
    <style:style style:name="P22" style:family="paragraph" style:parent-style-name="Standard">
      <style:text-properties style:font-name="Times New Roman" officeooo:rsid="002d6d9e" officeooo:paragraph-rsid="002d6d9e"/>
    </style:style>
    <style:style style:name="P23" style:family="paragraph" style:parent-style-name="Standard">
      <style:text-properties style:font-name="Times New Roman" officeooo:rsid="002e18c7" officeooo:paragraph-rsid="002e18c7"/>
    </style:style>
    <style:style style:name="T1" style:family="text">
      <style:text-properties fo:font-weight="bold" style:font-weight-asian="bold" style:font-weight-complex="bold"/>
    </style:style>
    <style:style style:name="T2" style:family="text">
      <style:text-properties officeooo:rsid="0017529c"/>
    </style:style>
    <style:style style:name="T3" style:family="text">
      <style:text-properties officeooo:rsid="0018a7b0"/>
    </style:style>
    <style:style style:name="T4" style:family="text">
      <style:text-properties officeooo:rsid="001ab877"/>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8a7b0"/>
    </style:style>
    <style:style style:name="T7" style:family="text">
      <style:text-properties officeooo:rsid="001bb0ef"/>
    </style:style>
    <style:style style:name="T8" style:family="text">
      <style:text-properties officeooo:rsid="001e6119"/>
    </style:style>
    <style:style style:name="T9" style:family="text">
      <style:text-properties officeooo:rsid="001e8792"/>
    </style:style>
    <style:style style:name="T10" style:family="text">
      <style:text-properties officeooo:rsid="0021aaee"/>
    </style:style>
    <style:style style:name="T11" style:family="text">
      <style:text-properties officeooo:rsid="0021c6e5"/>
    </style:style>
    <style:style style:name="T12" style:family="text">
      <style:text-properties officeooo:rsid="002259d4"/>
    </style:style>
    <style:style style:name="T13" style:family="text">
      <style:text-properties officeooo:rsid="002635d2"/>
    </style:style>
    <style:style style:name="T14" style:family="text">
      <style:text-properties officeooo:rsid="0028b65a"/>
    </style:style>
    <style:style style:name="T15" style:family="text">
      <style:text-properties officeooo:rsid="0028c0b8"/>
    </style:style>
    <style:style style:name="T16" style:family="text">
      <style:text-properties officeooo:rsid="002a5771"/>
    </style:style>
    <style:style style:name="T17" style:family="text">
      <style:text-properties officeooo:rsid="002a69ea"/>
    </style:style>
    <style:style style:name="T18" style:family="text">
      <style:text-properties officeooo:rsid="002b3736"/>
    </style:style>
    <style:style style:name="T19" style:family="text">
      <style:text-properties officeooo:rsid="002d1ca2"/>
    </style:style>
    <style:style style:name="T20" style:family="text">
      <style:text-properties officeooo:rsid="002d6d9e"/>
    </style:style>
    <style:style style:name="T21" style:family="text">
      <style:text-properties officeooo:rsid="002e18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p text:style-name="P1">Project Neural <text:span text:style-name="T21">Plasticity and Learning</text:span>. Kiew Summerschool, Computational Neuroscience track.</text:p>
      <text:p text:style-name="P1"></text:p>
      <text:p text:style-name="P23">Tutors : Jenia Jitsev, Philipp Weidel, Susanne Kunkel</text:p>
      <text:p text:style-name="P1"/>
      <text:p text:style-name="P2">Background : this project is about designing a neural circuitry that is able to learn from positive or negative consequences of own actions, that is from the reward and punishments provided by the task the neural network has to solve.</text:p>
      <text:p text:style-name="P2"/>
      <text:p text:style-name="P2">The exercises are made such that going through them, one goes the way to a functioning neural network model that can learn from reward and punishment. We start with basic ingredients that can be non-neural at the beginning, and add more and more neural mechanisms until we have a working neural network that can perform on variety of tasks. </text:p>
      <text:p text:style-name="P2"/>
      <text:p text:style-name="P2">Our final aim is to let the neural network learn and succes<text:span text:style-name="T2">s</text:span>fully play pong game – a <text:span text:style-name="T2">well-known cult )) retro </text:span>game <text:span text:style-name="T2">that involves catching a ball and scoring against an opponent. It will turn out that doing it neural way is a non trivial task and involves some thinking how to redefine the problem so it becomes tractable for a rather simple neural network controller.</text:span></text:p>
      <text:p text:style-name="P1"/>
      <text:p text:style-name="P3">1. Dynamics of action selection and decision making – competitive or winner-take-all dynamics (WTA). <text:line-break/><text:line-break/>A classical solution to describe a circuit that is able to choose few (or in most extreme case, only one) alternative out of many based on the sensory input is a so called winner-take-all (WTA) circuitry. <text:line-break/><text:line-break/>To build it, one needs two ingredients : excitation and inhibition. The most simple setup involves a number n of single neurons that receive excitatory input, while inhibiting each other mutually via inhibitory synapses. <text:span text:style-name="T3">Input signal may for example define evidence for the sensory cue or state of the environment. </text:span><text:s/>Input signal excites all neurons, but as they inhibit each other, only the neuron with the strongest excitation, the largest input signal, is able to survive competition and stay active. All other neurons are inhibited by the strongest neuron – the winner (this is why the dynamics is called competitive or winner-take-all (WTA)). <text:span text:style-name="T3">The winner stands then for the best alternative or best action selected on the basis of the provided external sensory input. This is a very simple encoding scheme and there are better solustions for that, but it is sufficient for our aim in this project.</text:span></text:p>
      <text:p text:style-name="P3"/>
      <text:p text:style-name="P3">Using single neurons is though generally a bad idea. Such a circuitry would be very sensitive to different parameters like synaptic weights that would have to be choosen very carefully to make the circuit work properly. That is why <text:span text:style-name="T3">we go for a design that uses pools of neurons instead of one single neuron for each available alternative / action.</text:span></text:p>
      <text:p text:style-name="P3"/>
      <text:p text:style-name="P4"><text:span text:style-name="T5">Exercise</text:span> <text:span text:style-name="T4">1a</text:span>: Design a <text:span text:style-name="T4">basic draft for </text:span>WTA circuit using NEST. Create <text:span text:style-name="T4">n pools of excitatory neurons. These are the alternatives / actions that can be chosen given an input. Now you have different options to experiment around with. You can create a) inhibitory connections from each excitatory pool to all other pools, so that pools inhibit each other directly or b) an additional inhibitory pool that receives excitatory connections from all the excitatory pools and sends inhibitory connections back to each excitatory pool. In each case, a competitive dynamics is instantiated, where each excitatory neuron pool</text:span> <text:s/><text:span text:style-name="T4">inhibits the other excitatory pools. Experiment with your circuit and plot the activity of the pools. Observe how dynamics behaves. How do you expect from winner-take-all dynamics to perform without any external task input? Should it select one alternative and stuck to it, or should it alternate </text:span><text:soft-page-break/><text:span text:style-name="T4">through all the pools, so that different winners are selected? Why do you think the one or other form of dynamics would be suitable for action selection mechanism? <text:line-break/><text:line-break/></text:span><text:span text:style-name="T5">Exercise</text:span> <text:span text:style-name="T4">1b</text:span>: <text:span text:style-name="T4">Use your neural network to instantiate a “random walker”. Random walker should allow different pools to become a winner, thus selecting different actions randomly. Avoid dynamics where one pool becomes winner and stays active forever, without giving a chance to other pools to become active and win. What kind of manipulations, if any, you need to provide for your network to do this kind of random walk? Interpret the pool being active as selecting an action with certain ID and plot action selection behavior vs simulation time.</text:span></text:p>
      <text:p text:style-name="P4"/>
      <text:p text:style-name="P5"><text:span text:style-name="T5">Exercise</text:span> <text:span text:style-name="T4">1c</text:span>: <text:span text:style-name="T7">Now let us provide a reasonable input to the WTA circuit that you have. Let us define further excitatory pools of neurons that will provide input to the pools in the WTA circuit. Each input pool can be interpreted as signaling a certain state of environment or a cue / feature that gives a hint about the current state. Connect <text:s/>each input pool via excitatory synapses to all WTA excitatory pools using equal weights. This now stands for possible state-action association. What does it mean when all the weights are equal for these state-action associations? How can you make certain actions to be selected given a particular state? How can you avoid certain actions to be selected given a particular state? Create some scenarios where in a state a certain action is selected or on contrary, avoided. Plot the action selection dynamics.</text:span></text:p>
      <text:p text:style-name="P4"/>
      <text:p text:style-name="P4"/>
      <text:p text:style-name="P10">2. Learning from reward and punishment driven by prediction error signal – <text:span text:style-name="T11">artificial non-neural implementation.</text:span><text:line-break/><text:line-break/><text:span text:style-name="T8">We saw now that WTA dynamics can be interpreted as action selection and tuning the weights can influence which actions are selected in certain given states. Now how can we let the neural circuit tune these weights from positive or negative experience made in a task, so that it learns to select those actions that lead to rewards and to avoid those actions that lead to punishment?</text:span></text:p>
      <text:p text:style-name="P10"/>
      <text:p text:style-name="P10"><text:span text:style-name="T8">For that we need to define a learning or update rule that changes the weights in reasonable way. We also need to define what does it mean to obtain reward or to get a punishment.</text:span></text:p>
      <text:p text:style-name="P10"/>
      <text:p text:style-name="P10"><text:span text:style-name="T8">To demonstrate how this may work in a simple setting, we install an environment called “grid world”. It has discrete <text:s/>state an agent controled by the neural network can be in, and actions that can be executed in each state that moves the agent from one grid square field to another. So it is a very simple version of a labyrinth task. </text:span></text:p>
      <text:p text:style-name="P10"/>
      <text:p text:style-name="P12">If we define some of the grids of the grid world to contain a reward, we can provide the network with a reward signal. The same can be done for punishment.</text:p>
      <text:p text:style-name="P12"/>
      <text:p text:style-name="P12">In frame of TD learning that we had introduced in the lecture, we need to keep track of so called outcome expectations, or Q-values, that has to be update each time the network experiences something it has not been able to properly predict. These updates are driven by a so called prediction error signal that is generated each time the network encounters an unpredicted reward or punishment. </text:p>
      <text:p text:style-name="P4"/>
      <text:p text:style-name="P6"><text:span text:style-name="T5">Exercise</text:span> <text:span text:style-name="T8">2a</text:span>: <text:span text:style-name="T9">We saw the changing the weights from state pools to action pools can lead to preference for actions or their avoidance given a state. Think how prediction error signal can be used to adjust synaptic weights in the WTA circuit after experiencing rewards or punishments such that the actions that lead to rewards are enforced and the actions that lead to punishment are avoided. </text:span></text:p>
      <text:p text:style-name="P6"><text:soft-page-break/></text:p>
      <text:p text:style-name="P9"><text:span text:style-name="T5">Exercise</text:span> <text:span text:style-name="T8">2b</text:span>: <text:span text:style-name="T10">We work now on a very simple grid world instance consisting only of three states – the starting state and two states that the agent can reach from the start by executing one of two possible actions, move left or move right. This is equivalent to forced binary choice task, where a decision between two alternatives has to be made. One of the states will provide reward, the other state offers nothing. In spirit of a particular TD learning instantiation called Q-learning, create an array containing a Q(s,a) value for each state-action, or in other words, for each synaptic connection from a state pool to an action pool. Implement the equation to compute prediction error given the reward signal and the Q values. Is there a way of making the prediction error equation for this particular binary choice task even more simple than its full form? Implement update equation that changes the Q values based on the computed prediction error. How can the Q values be used now to make WTA circuit do the proper decisions about the actions to select given the state signals? Implement the necessary operation that utilizes the Q values in the suitable way.<text:tab/> <text:s text:c="2"/></text:span></text:p>
      <text:p text:style-name="P4"/>
      <text:p text:style-name="P13">Run the WTA circuit simulation. How can the learning progress be visualized? What do you expected the Q values and prediction error to evolve like in course of learning? Provide plots that give insight about the <text:span text:style-name="T12">learning progress. Experiment around with providing different reward magnitudes or having a punishing state instead of a neutral one. Describe you observations. Are there any issues with learning from punishment? If yes, is there any workaround you can think of? If there are no issues – fine. ))</text:span></text:p>
      <text:p text:style-name="P13"/>
      <text:p text:style-name="P7"><text:span text:style-name="T5">Exercise</text:span> <text:span text:style-name="T8">2c</text:span>: <text:s/><text:span text:style-name="T12">Extend the world to have more state than only three. The intermediate states has no consequence, the two final states – most left and most right – can be chosen to provide a reward and punishment or reward and nothing. What is the crucial different between the task where the consequence – reward or punishment – is provided immediately after executing an action and the task where the consequence is delayed? Do the same kind of analysis on the learning progress providing the plots. </text:span></text:p>
      <text:p text:style-name="P7"/>
      <text:p text:style-name="P8"><text:span text:style-name="T5">Exercise</text:span> <text:span text:style-name="T8">2d</text:span>: <text:s/><text:span text:style-name="T12">Extend the world to have a 2D grid of NxN size. We have more possible actions now for each state – 4 instead of 2 (down, up, left, right). Do the same kind of analysis on the learning progress providing the plots. </text:span></text:p>
      <text:p text:style-name="P7"/>
      <text:p text:style-name="P11"><text:span text:style-name="T13">3</text:span>. Learning from reward and punishment driven by <text:span text:style-name="T13">dopamine signal that represents prediction error.</text:span></text:p>
      <text:p text:style-name="P7"/>
      <text:p text:style-name="P14">We want to move the neural circuit model towards more neural plausible implementation by replacing the artificial prediction error signal with a population of neurons that will model a dopaminergic <text:span text:style-name="T14">(DA) </text:span>neuron pool that release dopamine – a neurotransmitter known to be related to the prediction error signaling. Create a pool of N neurons and a dedicated volume transmitter – <text:span text:style-name="T15">it is an NEST node</text:span> that collects spikes from these neurons and translate<text:span text:style-name="T15">s</text:span> them into a continuous low pass filter signal which models the dopaminergic release. </text:p>
      <text:p text:style-name="P14"/>
      <text:p text:style-name="P15">We need to provide now synapses, that were until now set manually to <text:span text:style-name="T15">hold</text:span> the Q-values, with a proper plasticity rule. <text:span text:style-name="T15">The plasticity rule should</text:span> change the synaptic weight accordingly to <text:span text:style-name="T15">the given </text:span>state, action chosen in this state and the consequence – reward, punishment or none – the selected action has caused. Think and discuss possible forms of such a synaptic plasticity rule. <text:line-break/><text:line-break/><text:span text:style-name="T15">Hints : the synapse has to change its weight between state and action pool after an action has been executed. Executing an action may cause the previous state to change, so that at the time where the synapse has to modify its weight, the information about the previous state is not anymore provided by the input from the environment. What kind of requirement does this situation put on the circuit design?</text:span><text:soft-page-break/><text:span text:style-name="T15">`What is necessary to keep in mind for the proper computation of the prediction error signal? What conditions should be satisfied so that synaptic change happens between the right pair of state-action pools?</text:span></text:p>
      <text:p text:style-name="P15"/>
      <text:p text:style-name="P15"><text:span text:style-name="T15">necessity to keep the information about the previous state <text:s/>that which means that the the previous state, in which the action was chosen, may be already gone. </text:span></text:p>
      <text:p text:style-name="P14"/>
      <text:p text:style-name="P17">Use the WTA circuit model with <text:span text:style-name="T15">a suitable synaptic plasticity rule on the synapses between state and action pools, such that synaptic plasticity is modulated by the signal from the dopaminergic population. Feed the computed prediction error signal into dopaminergic population. </text:span></text:p>
      <text:p text:style-name="P14"/>
      <text:p text:style-name="P17"><text:span text:style-name="T6">Exercise</text:span><text:span text:style-name="T3"> </text:span>3a. <text:span text:style-name="T16">Work and test the circuit on the simple 3 states binary choice environment.</text:span></text:p>
      <text:p text:style-name="P17"/>
      <text:p text:style-name="P17"><text:span text:style-name="T11">Provide plots that give insight about the learning progress. Observe how dopaminergic (DA) neuron pool represents the prediction error with its activity. <text:s/>Visualize <text:s/>how DA pool response to reward evolves during the learning. Experiment around with providing different reward magnitudes or having a punishing state instead of a neutral one. Describe you observations. Are there any issues with learning from punishment? If yes, is there any workaround you can think of? </text:span></text:p>
      <text:p text:style-name="P14"/>
      <text:p text:style-name="P17"><text:span text:style-name="T6">Exercise</text:span><text:span text:style-name="T3"> </text:span>3<text:span text:style-name="T16">b</text:span>. <text:span text:style-name="T16">Work and test the circuit on 5 states environment. Analyze the learning progress and provide plots.</text:span></text:p>
      <text:p text:style-name="P17"/>
      <text:p text:style-name="P18"><text:span text:style-name="T6">Exercise</text:span><text:span text:style-name="T3"> </text:span>3<text:span text:style-name="T16">c</text:span>. <text:span text:style-name="T16">Work and test the circuit on N x N <text:s/>states grid environment. Analyze the learning progress and provide plots.</text:span></text:p>
      <text:p text:style-name="P14"/>
      <text:p text:style-name="P14">4. <text:span text:style-name="T17">Learning to play pong game. We will use the designed neural circuit to learn to play pong. Pong game is at the first sight a completely different environment that has to be represented in a different way such that the neural network can deal with it.</text:span></text:p>
      <text:p text:style-name="P14"/>
      <text:p text:style-name="P19"><text:span text:style-name="T6">Exercise</text:span><text:span text:style-name="T3"> 4a</text:span>. <text:span text:style-name="T18">Think of different ways how pong game environment and its elements (paddle, ball) can be represented in state, action, reward, punishment scheme that we used so far for the grid world. What are the advantages and drawbacks of different kind of representations you can think of? Is there a way to use the grid world that we were working with so far to describe the pong game task?</text:span></text:p>
      <text:p text:style-name="P19"/>
      <text:p text:style-name="P20"><text:span text:style-name="T6">Exercise</text:span><text:span text:style-name="T3"> 4b</text:span>. <text:span text:style-name="T19">Use the artificial prediction error neural circuit setup from exercises Section 2 and apply it <text:s text:c="2"/>to pong game task. Make plots that show how learning progresses and how the neural network figures out to do the proper actions to get the ball with the paddle. </text:span></text:p>
      <text:p text:style-name="P20"/>
      <text:p text:style-name="P20"><text:span text:style-name="T6">Exercise</text:span><text:span text:style-name="T3"> 4c</text:span>. <text:span text:style-name="T19">Use the DA pool neural circuit setup from exercises Section 3 and apply it <text:s/>to pong game task. Repeat the same analysis from the previous exercise, this time with focus how DA pool responses to prediction error genertated during the game and how it changes in course of learning.</text:span></text:p>
      <text:p text:style-name="P20"/>
      <text:p text:style-name="P22"><text:span text:style-name="T5">Exercise</text:span> 4d. To have a possibility to benchmark the performance of the neural network controller, we create controllers that can definitely learn to play the game well enough. Develop a non-neural, algorithmic Q-learning controller that learns the pong game. Alternatively, develop a simple hard coded solution that just does the right thing to move the paddle towards the ball without any learning We can use one of this versions to play against neural controllers we have developed so far.</text:p>
      <text:p text:style-name="P20"/>
      <text:p text:style-name="P16"><text:span text:style-name="T20">5.</text:span> <text:span text:style-name="T20">Neural </text:span>Pong <text:span text:style-name="T20">F</text:span>estival. <text:span text:style-name="T20">We change the pong environment in a way to allow different neural networks </text:span><text:soft-page-break/><text:span text:style-name="T20">or other controller or even humans )) to play against each other. We make a contest consisting of playing 3 games up to a final score and see who will be the winner system. Which of course gets a special acknowledgement in annals of science.</text:span></text:p>
      <text:p text:style-name="P20"/>
      <text:p text:style-name="P20"/>
      <text:p text:style-name="P20">-------------------------------------------</text:p>
      <text:p text:style-name="P20"/>
      <text:p text:style-name="P22">6. In previous exercises </text:p>
      <text:p text:style-name="P20"/>
      <text:p text:style-name="P20"><text:span text:style-name="T18">Use first the standard Q-learning in algorithmic form to create a controller that learns to play pong. Here we do not use the neural circuit at all.</text:span></text:p>
      <text:p text:style-name="P19"/>
      <text:p text:style-name="P19"><text:span text:style-name="T18">Work and test the circuit on N x N <text:s/>states grid environment. Analyze the learning progress and provide plots.</text:span></text:p>
      <text:p text:style-name="P21">Think of </text:p>
      <text:p text:style-name="P14"/>
      <text:p text:style-name="P14">5. <text:span text:style-name="T17">Computing prediction error signal in a purely neural way.</text:span></text:p>
      <text:p text:style-name="P14"/>
      <text:p text:style-name="P14">6. Pong festival.</text:p>
      <text:p text:style-name="P14"/>
      <text:p text:style-name="P14"/>
      <text:p text:style-name="P14">Provide routines for playing pong against different instantiations of WTA neural circuit model.</text:p>
      <text:p text:style-name="P14"/>
      <text:p text:style-name="P14">contest</text:p>
      <text:p text:style-name="P14"/>
      <text:p text:style-name="P14">This dopaminergic signal will act</text:p>
      <text:p text:style-name="P7"/>
      <text:p text:style-name="P7"/>
      <text:p text:style-name="P7"><text:span text:style-name="T12">We work now on a very simple grid world instance consisting</text:span></text:p>
      <text:p text:style-name="P4"/>
      <text:p text:style-name="P4"><text:span text:style-name="T4">Übungen : </text:span></text:p>
      <text:p text:style-name="P1"></text:p>
      <text:p text:style-name="P1">Wie lässt sich ein einfaches Decision making / Action selection circuit umsetzen? Mit WTA Dynamik. Action / Q Pools, die für je eine Alternative codieren; Zustandpools, die einen Zustand on / off signalisieren; Elementare Zustand → Aktion Verknüpfung;</text:p>
      <text:p text:style-name="P1"></text:p>
      <text:p text:style-name="P1"><text:span text:style-name="T1">1.</text:span> WTA : einzel neurone, pools, unterschiedliche Groessen, Dynamik testen (Umschalten eine aktiv eine down; Reset wenn der input abgelegt oder geändert wird; Stabilität - nichts dass alle feuern oder gar keine)</text:p>
      <text:p text:style-name="P1"></text:p>
      <text:p text:style-name="P1"/>
      <text:p text:style-name="P1"/>
      <text:p text:style-name="P2">Text: To make the neural cir</text:p>
      <text:p text:style-name="P2"/>
      <text:p text:style-name="P2"/>
      <text:p text:style-name="P1">---→ So ein Circuit kann zufällige Entscheidungen generieren, die dann zu random exploration führen;</text:p>
      <text:p text:style-name="P1">1b. Random walker : exploration der environment ohne Lernen;</text:p>
      <text:p text:style-name="P1"></text:p>
      <text:p text:style-name="P1">---→ Reine Exploration kann schon dazu genutzt werden, die values der Zustände oder Aktionen (V <text:soft-page-break/>oder Q values) aus gesammelten Erfahrungen zu lernen. Zunächst ohne sie in Aktionsselektion einzubeziehen.</text:p>
      <text:p text:style-name="P1"></text:p>
      <text:p text:style-name="P1">Nun sollte der circuit nicht nur random explorieren, sondern gezielt nach guten Zuständen streben und schlechte vermeiden.</text:p>
      <text:p text:style-name="P1"></text:p>
      <text:p text:style-name="P1">Wie lässt man WTA circuit bestimmte Entscheidungen bevorzugen gegeben bestimmte Zustände ? </text:p>
      <text:p text:style-name="P1">---→ Gewichte, die Zustände mit Aktionen verbinden, so setzen, dass im gegebenen Zustand eine Aktion einen höheren Gewicht hat als die andere;</text:p>
      <text:p text:style-name="P1"></text:p>
      <text:p text:style-name="P1">1c. Gewichtsmanipulationen : ein gewicht höher als andere, wie konsequent wird die Aktion in Folge ausgewählt? </text:p>
      <text:p text:style-name="P1"></text:p>
      <text:p text:style-name="P1">---→ Wie kann man nun die Gewichte so setzen, dass jene Aktionen, die zu Belohnung führen, bevorzugt gewählt werden, und jene, die zur Bestrafung führen, vermieden werden?</text:p>
      <text:p text:style-name="P1"></text:p>
      <text:p text:style-name="P1"><text:span text:style-name="T1">2.</text:span> Lernen der Gewichte durch "artificial" prediction error: generiere Q-values abseits des netzwerkes, jedes mal, wenn eine Belohnung oder Bestrafung kommt, generiere eine prediction error signal und berechne neue Q-values für die ensprechenden states-actionen.; delta wird also berechnet über gespeicherte Q values, synaptische gewichte werden manuell auf Q-values gesetzt; kein DA pool, keine synaptic plasticity</text:p>
      <text:p text:style-name="P1"></text:p>
      <text:p text:style-name="P1">2a. A binary selection task, 2 end states. (Rescorla - Wagner would be sufficient) </text:p>
      <text:p text:style-name="P1">2b. 5 states (Full TD learning required)</text:p>
      <text:p text:style-name="P1">2c. 5x5 grid world</text:p>
      <text:p text:style-name="P1"></text:p>
      <text:p text:style-name="P1">* Ab hier wichtig : Values plotten, Gewichtsevolution plotten (was dasselbe ist in dem Fall, aber später, wenn man mit echter Plasticity arbeitet, wird es wichtig, Gewichter zu visualisieren, also ist es besser, dies schon ab hier auch zu skripten);</text:p>
      <text:p text:style-name="P1">- Generell Lernverlauf visualisieren : z.B. via bar plot der Q-Values, den wir verwendet haben. </text:p>
      <text:p text:style-name="P1"></text:p>
      <text:p text:style-name="P1">---→ Prediction error drives learning; should become reduced in course of learning if learning is successful. If prediction error comes close to zero, it indicated that learning was successful and updates can stop.</text:p>
      <text:p text:style-name="P1"></text:p>
      <text:p text:style-name="P1">---→ <text:s/>How should prediction error be signaled and how to explain the synaptic weight updates?</text:p>
      <text:p text:style-name="P1"></text:p>
      <text:p text:style-name="P1">---→ <text:s/>DA pool, DA modulated synaptic plasticity.</text:p>
      <text:p text:style-name="P1"></text:p>
      <text:p text:style-name="P1">Ab hier : Laufzeit probleme. andeuten, dass man immer noch wenn es um echte neuronale Umsetzung mit synaptic plasticity geht auf cluster und supercomputer angewiesen ist.</text:p>
      <text:p text:style-name="P1"></text:p>
      <text:p text:style-name="P1"><text:span text:style-name="T1">3.</text:span> Dopaminerge population, synaptic plasticity, artifical prediction error : DA population gets the prediction error signal (still computed artificially), synaptic plasticity has a form that consideres pre, post activity (state action) with DA influence on top. So active state that leads to a selection of an action that results in an unexpected reward get strongly associated with that action, while those actions who lead to unexpected punishment gets weakend association with the state.</text:p>
      <text:p text:style-name="P1"></text:p>
      <text:p text:style-name="P1">3a. A binary selection task, 2 end states. (Rescorla - Wagner would be sufficient) </text:p>
      <text:p text:style-name="P1"><text:soft-page-break/>3b. 5 states (Full TD learning required)</text:p>
      <text:p text:style-name="P1">3c. 3x3 grid world (to save computational time)</text:p>
      <text:p text:style-name="P1"></text:p>
      <text:p text:style-name="P1">---→ <text:s/>How can be prediction error computed in neurally plausible fashion? Projections from Q-pools to DA pool. Delay trick to provide the Q-value of the previously choosen action.</text:p>
      <text:p text:style-name="P1"></text:p>
      <text:p text:style-name="P1"><text:span text:style-name="T1">4.</text:span> Dopaminerge population , die von Q value pools Projektionen bekommt, prediction errog signal </text:p>
      <text:p text:style-name="P1">* Here important : is prediction error computed in neural way getting smaller with learning? Check.</text:p>
      <text:p text:style-name="P1"></text:p>
      <text:p text:style-name="P1">4a. A binary selection task, 2 end states. (Rescorla - Wagner would be sufficient) </text:p>
      <text:p text:style-name="P1">4b. 5 states (Full TD learning required)</text:p>
      <text:p text:style-name="P1">4c. 3x3 grid world (to save computational time)</text:p>
      <text:p text:style-name="P1"></text:p>
      <text:p text:style-name="P1">Optional : Actor Critic architecture, V-Pool projecting to DA, Q-Pools get prediction error but do not project to DA anymore</text:p>
      <text:p text:style-name="P1"></text:p>
      <text:p text:style-name="P1">---→ Learning a game from rewarding and punishing feedback.</text:p>
      <text:p text:style-name="P1"></text:p>
      <text:p text:style-name="P1"><text:span text:style-name="T1">5.</text:span> Pong RL.</text:p>
      <text:p text:style-name="P1"></text:p>
      <text:p text:style-name="P1">---→ First develop a proper state description to simplify learning problem (reduce to a grid world).</text:p>
      <text:p text:style-name="P1"></text:p>
      <text:p text:style-name="P1">5a. Pong with classical TD (Q or V) Learning.</text:p>
      <text:p text:style-name="P1">5b. Pong with WTA circuit and artificial prediction error.</text:p>
      <text:p text:style-name="P1">5c. Pong with DA Pool, DA modulated plasticity and artificial prediction error.</text:p>
      <text:p text:style-name="P1"></text:p>
      <text:p text:style-name="P1"></text:p>
      <text:p text:style-name="P1">-------------</text:p>
      <text:p text:style-name="P1"></text:p>
      <text:p text:style-name="P1">Q-Learning template (which will be used in tutorial after the lecture) : we should align it topicwise with what we do in neural project.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7T20:01:40.632538954</meta:creation-date>
    <dc:date>2015-08-09T09:56:56.236293335</dc:date>
    <meta:editing-duration>P12DT13H53M40S</meta:editing-duration>
    <meta:editing-cycles>18</meta:editing-cycles>
    <meta:generator>LibreOffice/4.2.8.2$Linux_X86_64 LibreOffice_project/420m0$Build-2</meta:generator>
    <meta:document-statistic meta:table-count="0" meta:image-count="0" meta:object-count="0" meta:page-count="7" meta:paragraph-count="117" meta:word-count="3242" meta:character-count="19793" meta:non-whitespace-character-count="16509"/>
  </office:meta>
</office:document-meta>
</file>